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126in"/>
    </style:style>
    <style:style style:name="co3" style:family="table-column">
      <style:table-column-properties fo:break-before="auto" style:column-width="14.9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description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string" calcext:value-type="string">
            <text:p>The ultimate pro notebook. MacBook Pro features faster processors ;upgraded memory;the Apple T2 chip;and a Retina display with True Tone technology.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string" calcext:value-type="string">
            <text:p>MacBook Air lasts up to an incredible 12 hours between charges So from your morning coffee till your evening commute;you can work unplugged. When it�s time to kick back and relax;you can get up to 12 hours of iTunes movie playback.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The iPhone X display is so immersive the device itself disappears into the experience. 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Great connectivity of this device includes Bluetooth 4.2 version with A2DP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iPhone 8 introduces a glass design. The glass back enables easy wireless charging.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4th gen The iPad Air is unbelievably thin and light. And yet it is so much more powerful and capabl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string" calcext:value-type="string">
            <text:p>3th gen Everything you love about iPad � the beautiful screen and fast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string" calcext:value-type="string">
            <text:p>G3 High-density GPU server with hybrid computing power. ASUS-patented Adaptable Topology design.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string" calcext:value-type="string">
            <text:p>G4 High performance ASUS 2U server with hybrid-storage design and high power-efficiency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string" calcext:value-type="string">
            <text:p>Thinner and more powerful than ever the Dell XPS reinforces its lofty standing with an 8th Gen Intel Core processor immaculate 4K UHD display, and super-slim build.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string" calcext:value-type="string">
            <text:p>Ultra-thin and distinctly refined the stylish Dell Inspiron gives definitive elegance to a powerful and expansive PC experience.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string" calcext:value-type="string">
            <text:p>The Monoprice Ultra Slim Active High Speed HDMI Cable series is designed with the thinnest TVs in mind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string" calcext:value-type="string">
            <text:p>Monoprice Commercial Cable supports the following HDMI features: 4K resolution at 24Hz. 3D video. 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string" calcext:value-type="string">
            <text:p>Avantree HT3189 Wireless Headphones for TV Watching &amp; PC Gaming with Bluetooth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string" calcext:value-type="string">
            <text:p>Active Noise Cancelling Headphone Bluetooth Headphones with Microphone Hi-Fi Deep Bass Wireless Headphones Over Ear 30H Playtime for Travel Work TV Computer Ph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8" meta:object-count="0"/>
    <meta:generator>LibreOffice/7.3.1.3$Linux_X86_64 LibreOffice_project/30$Build-3</meta:generator>
  </office:meta>
</office:document-meta>
</file>